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mm"/>
    </style:style>
    <style:style style:name="co4" style:family="table-column">
      <style:table-column-properties fo:break-before="auto" style:column-width="35.1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5.88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Roll NO.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grade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1" office:value-type="string" calcext:value-type="string">
            <text:p>Grade Obtained</text:p>
          </table:table-cell>
          <table:table-cell office:value-type="string" calcext:value-type="string">
            <text:p>Grade code</text:p>
          </table:table-cell>
          <table:table-cell/>
          <table:table-cell table:style-name="ce1" office:value-type="string" calcext:value-type="string">
            <text:p>Educational Background</text:p>
          </table:table-cell>
          <table:table-cell office:value-type="string" calcext:value-type="string">
            <text:p>Cod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.com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.E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.SC.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.B.A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.A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 table:number-rows-repeated="15">
          <table:table-cell table:number-columns-repeated="1024"/>
        </table:table-row>
        <table:table-row table:style-name="ro3">
          <table:table-cell table:number-columns-repeated="5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binomial</text:p>
          </table:table-cell>
          <table:table-cell table:style-name="ce2" office:value-type="string" calcext:value-type="string">
            <text:p>cummulative 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4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table:formula="of:=COM.MICROSOFT.BINOM.DIST([.F17];[.J$16];[.I$16];0)" office:value-type="float" office:value="0.009765625" calcext:value-type="float">
            <text:p>0.009765625</text:p>
          </table:table-cell>
          <table:table-cell table:formula="of:=COM.MICROSOFT.BINOM.DIST([.F17];[.J$16];[.I$16];1)" office:value-type="float" office:value="0.0107421875" calcext:value-type="float">
            <text:p>0.0107421875</text:p>
          </table:table-cell>
          <table:table-cell table:number-columns-repeated="1016"/>
        </table:table-row>
        <table:table-row table:style-name="ro3">
          <table:table-cell table:number-columns-repeated="5"/>
          <table:table-cell office:value-type="float" office:value="2" calcext:value-type="float">
            <text:p>2</text:p>
          </table:table-cell>
          <table:table-cell table:formula="of:=COM.MICROSOFT.BINOM.DIST([.F18];[.J$16];[.I$16];0)" office:value-type="float" office:value="0.0439453125" calcext:value-type="float">
            <text:p>0.0439453125</text:p>
          </table:table-cell>
          <table:table-cell table:formula="of:=COM.MICROSOFT.BINOM.DIST([.F18];[.J$16];[.I$16];1)" office:value-type="float" office:value="0.0546875" calcext:value-type="float">
            <text:p>0.0546875</text:p>
          </table:table-cell>
          <table:table-cell table:number-columns-repeated="1016"/>
        </table:table-row>
        <table:table-row table:style-name="ro3">
          <table:table-cell table:number-columns-repeated="5"/>
          <table:table-cell office:value-type="float" office:value="3" calcext:value-type="float">
            <text:p>3</text:p>
          </table:table-cell>
          <table:table-cell table:formula="of:=COM.MICROSOFT.BINOM.DIST([.F19];[.J$16];[.I$16];0)" office:value-type="float" office:value="0.1171875" calcext:value-type="float">
            <text:p>0.1171875</text:p>
          </table:table-cell>
          <table:table-cell table:formula="of:=COM.MICROSOFT.BINOM.DIST([.F19];[.J$16];[.I$16];1)" office:value-type="float" office:value="0.171875" calcext:value-type="float">
            <text:p>0.171875</text:p>
          </table:table-cell>
          <table:table-cell table:number-columns-repeated="1016"/>
        </table:table-row>
        <table:table-row table:style-name="ro3">
          <table:table-cell table:number-columns-repeated="5"/>
          <table:table-cell office:value-type="float" office:value="4" calcext:value-type="float">
            <text:p>4</text:p>
          </table:table-cell>
          <table:table-cell table:formula="of:=COM.MICROSOFT.BINOM.DIST([.F20];[.J$16];[.I$16];0)" office:value-type="float" office:value="0.205078125" calcext:value-type="float">
            <text:p>0.205078125</text:p>
          </table:table-cell>
          <table:table-cell table:formula="of:=COM.MICROSOFT.BINOM.DIST([.F20];[.J$16];[.I$16];1)" office:value-type="float" office:value="0.376953125" calcext:value-type="float">
            <text:p>0.376953125</text:p>
          </table:table-cell>
          <table:table-cell table:number-columns-repeated="1016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table:formula="of:=COM.MICROSOFT.BINOM.DIST([.F21];[.J$16];[.I$16];0)" office:value-type="float" office:value="0.24609375" calcext:value-type="float">
            <text:p>0.24609375</text:p>
          </table:table-cell>
          <table:table-cell table:formula="of:=COM.MICROSOFT.BINOM.DIST([.F21];[.J$16];[.I$16];1)" office:value-type="float" office:value="0.623046875" calcext:value-type="float">
            <text:p>0.623046875</text:p>
          </table:table-cell>
          <table:table-cell table:number-columns-repeated="1016"/>
        </table:table-row>
        <table:table-row table:style-name="ro3">
          <table:table-cell table:number-columns-repeated="5"/>
          <table:table-cell office:value-type="float" office:value="6" calcext:value-type="float">
            <text:p>6</text:p>
          </table:table-cell>
          <table:table-cell table:formula="of:=COM.MICROSOFT.BINOM.DIST([.F22];[.J$16];[.I$16];0)" office:value-type="float" office:value="0.205078125" calcext:value-type="float">
            <text:p>0.205078125</text:p>
          </table:table-cell>
          <table:table-cell table:formula="of:=COM.MICROSOFT.BINOM.DIST([.F22];[.J$16];[.I$16];1)" office:value-type="float" office:value="0.828125" calcext:value-type="float">
            <text:p>0.828125</text:p>
          </table:table-cell>
          <table:table-cell table:number-columns-repeated="1016"/>
        </table:table-row>
        <table:table-row table:style-name="ro3">
          <table:table-cell table:number-columns-repeated="5"/>
          <table:table-cell office:value-type="float" office:value="7" calcext:value-type="float">
            <text:p>7</text:p>
          </table:table-cell>
          <table:table-cell table:formula="of:=COM.MICROSOFT.BINOM.DIST([.F23];[.J$16];[.I$16];0)" office:value-type="float" office:value="0.1171875" calcext:value-type="float">
            <text:p>0.1171875</text:p>
          </table:table-cell>
          <table:table-cell table:formula="of:=COM.MICROSOFT.BINOM.DIST([.F23];[.J$16];[.I$16];1)" office:value-type="float" office:value="0.9453125" calcext:value-type="float">
            <text:p>0.9453125</text:p>
          </table:table-cell>
          <table:table-cell table:number-columns-repeated="1016"/>
        </table:table-row>
        <table:table-row table:style-name="ro3">
          <table:table-cell table:number-columns-repeated="5"/>
          <table:table-cell office:value-type="float" office:value="8" calcext:value-type="float">
            <text:p>8</text:p>
          </table:table-cell>
          <table:table-cell table:formula="of:=COM.MICROSOFT.BINOM.DIST([.F24];[.J$16];[.I$16];0)" office:value-type="float" office:value="0.0439453125" calcext:value-type="float">
            <text:p>0.0439453125</text:p>
          </table:table-cell>
          <table:table-cell table:formula="of:=COM.MICROSOFT.BINOM.DIST([.F24];[.J$16];[.I$16];1)" office:value-type="float" office:value="0.9892578125" calcext:value-type="float">
            <text:p>0.9892578125</text:p>
          </table:table-cell>
          <table:table-cell table:number-columns-repeated="1016"/>
        </table:table-row>
        <table:table-row table:style-name="ro3">
          <table:table-cell table:number-columns-repeated="5"/>
          <table:table-cell office:value-type="float" office:value="9" calcext:value-type="float">
            <text:p>9</text:p>
          </table:table-cell>
          <table:table-cell table:formula="of:=COM.MICROSOFT.BINOM.DIST([.F25];[.J$16];[.I$16];0)" office:value-type="float" office:value="0.009765625" calcext:value-type="float">
            <text:p>0.009765625</text:p>
          </table:table-cell>
          <table:table-cell table:formula="of:=COM.MICROSOFT.BINOM.DIST([.F25];[.J$16];[.I$16];1)" office:value-type="float" office:value="0.9990234375" calcext:value-type="float">
            <text:p>0.9990234375</text:p>
          </table:table-cell>
          <table:table-cell table:number-columns-repeated="1016"/>
        </table:table-row>
        <table:table-row table:style-name="ro3">
          <table:table-cell table:number-columns-repeated="5"/>
          <table:table-cell office:value-type="float" office:value="10" calcext:value-type="float">
            <text:p>10</text:p>
          </table:table-cell>
          <table:table-cell table:formula="of:=COM.MICROSOFT.BINOM.DIST([.F26];[.J$16];[.I$16];0)" office:value-type="float" office:value="0.0009765625" calcext:value-type="float">
            <text:p>0.0009765625</text:p>
          </table:table-cell>
          <table:table-cell table:formula="of:=COM.MICROSOFT.BINOM.DIST([.F26];[.J$16];[.I$16];1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2">00/00/0000</text:date>, <text:time style:data-style-name="N2" text:time-value="14:19:37.1453929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ll</meta:initial-creator>
    <meta:creation-date>2012-07-10T14:30:31</meta:creation-date>
    <dc:date>2019-10-22T17:00:19.811541122</dc:date>
    <meta:generator>LibreOffice/5.1.6.2$Linux_X86_64 LibreOffice_project/10m0$Build-2</meta:generator>
    <meta:editing-duration>PT2H40M44S</meta:editing-duration>
    <meta:editing-cycles>2</meta:editing-cycles>
    <meta:document-statistic meta:table-count="3" meta:cell-count="13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